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A &amp; Enemigos</text:p>
      <text:p text:style-name="Standard">hacer waypoints </text:p>
      <text:p text:style-name="Standard">incluirle el código de flotar</text:p>
      <text:p text:style-name="Standard">programarles una velocidad máxima</text:p>
      <text:p text:style-name="Standard">crear zonas con diferentes velocidades para que no salgan volando o se queden estampados contra una pared</text:p>
      <text:p text:style-name="Standard">posibilidad de usar power up</text:p>
      <text:p text:style-name="Standard">hablar con JL para el movimiento de la IA</text:p>
      <text:p text:style-name="Standard"/>
      <text:p text:style-name="Standard"/>
      <text:p text:style-name="Standard"/>
      <text:p text:style-name="P1">Interfaz</text:p>
      <text:p text:style-name="Standard">Sacar del movimiento la velocidad a la que va(acceleration); hacerlo con potenciometro</text:p>
      <text:p text:style-name="Standard">Si hacemos el salto “algo que lo indique”</text:p>
      <text:p text:style-name="Standard">Power up a utilizar</text:p>
      <text:p text:style-name="Standard">Posición (codigo y numeros)</text:p>
      <text:p text:style-name="Standard">cronometro de vuelta y numero de vuel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d </meta:initial-creator>
    <meta:creation-date>2016-04-06T17:21:16.45</meta:creation-date>
    <dc:date>2016-04-06T17:39:50.18</dc:date>
    <dc:creator>shad </dc:creator>
    <meta:editing-duration>PT18M33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3" meta:word-count="81" meta:character-count="485"/>
  </office:meta>
</office:document-meta>
</file>